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0ccc" officeooo:paragraph-rsid="00180ccc" style:font-size-asian="14pt" style:font-size-complex="14pt"/>
    </style:style>
    <style:style style:name="P2" style:family="paragraph" style:parent-style-name="Standard">
      <style:text-properties fo:font-size="14pt" officeooo:rsid="001bd8ed" officeooo:paragraph-rsid="001bd8ed" style:font-size-asian="14pt" style:font-size-complex="14pt"/>
    </style:style>
    <style:style style:name="P3" style:family="paragraph" style:parent-style-name="Standard">
      <style:text-properties fo:font-size="14pt" officeooo:rsid="001c1a26" officeooo:paragraph-rsid="001c1a26" style:font-size-asian="14pt" style:font-size-complex="14pt"/>
    </style:style>
    <style:style style:name="P4" style:family="paragraph" style:parent-style-name="Standard">
      <style:text-properties fo:font-size="14pt" officeooo:rsid="0027d534" officeooo:paragraph-rsid="0027d534" style:font-size-asian="14pt" style:font-size-complex="14pt"/>
    </style:style>
    <style:style style:name="P5" style:family="paragraph" style:parent-style-name="Standard">
      <style:text-properties fo:font-size="14pt" officeooo:rsid="002e464c" officeooo:paragraph-rsid="002e464c" style:font-size-asian="14pt" style:font-size-complex="14pt"/>
    </style:style>
    <style:style style:name="P6" style:family="paragraph" style:parent-style-name="Standard">
      <style:text-properties fo:font-size="14pt" officeooo:rsid="002e464c" officeooo:paragraph-rsid="003b5e96" style:font-size-asian="14pt" style:font-size-complex="14pt"/>
    </style:style>
    <style:style style:name="P7" style:family="paragraph" style:parent-style-name="Standard">
      <style:text-properties fo:font-size="14pt" officeooo:rsid="0016d8e8" officeooo:paragraph-rsid="0016d8e8" style:font-size-asian="14pt" style:font-size-complex="14pt"/>
    </style:style>
    <style:style style:name="P8" style:family="paragraph" style:parent-style-name="Standard">
      <style:text-properties fo:font-size="14pt" officeooo:rsid="004387e0" officeooo:paragraph-rsid="004387e0" style:font-size-asian="14pt" style:font-size-complex="14pt"/>
    </style:style>
    <style:style style:name="P9" style:family="paragraph" style:parent-style-name="Standard">
      <style:text-properties fo:font-size="14pt" fo:font-weight="bold" officeooo:rsid="00180ccc" officeooo:paragraph-rsid="00180cc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aad7c" officeooo:paragraph-rsid="001aad7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1a26" officeooo:paragraph-rsid="001c1a2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rsid="0016d8e8" officeooo:paragraph-rsid="0016d8e8" fo:background-color="#ffff00" style:font-size-asian="14pt" style:font-size-complex="14pt"/>
    </style:style>
    <style:style style:name="P13" style:family="paragraph" style:parent-style-name="Standard">
      <style:text-properties fo:font-size="14pt" officeooo:rsid="001bd8ed" officeooo:paragraph-rsid="001bd8ed" fo:background-color="#ffff00" style:font-size-asian="14pt" style:font-size-complex="14pt"/>
    </style:style>
    <style:style style:name="P14" style:family="paragraph" style:parent-style-name="Standard">
      <style:text-properties fo:font-size="14pt" officeooo:rsid="00213bb8" officeooo:paragraph-rsid="00213bb8" fo:background-color="#ffff00" style:font-size-asian="14pt" style:font-size-complex="14pt"/>
    </style:style>
    <style:style style:name="P15" style:family="paragraph" style:parent-style-name="Standard">
      <style:text-properties fo:font-size="14pt" officeooo:rsid="00180ccc" officeooo:paragraph-rsid="00180ccc" fo:background-color="#ffff00" style:font-size-asian="14pt" style:font-size-complex="14pt"/>
    </style:style>
    <style:style style:name="P16" style:family="paragraph" style:parent-style-name="Standard">
      <style:text-properties fo:font-size="14pt" fo:font-style="italic" officeooo:rsid="00335b10" officeooo:paragraph-rsid="00335b10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normal" officeooo:rsid="00335b10" officeooo:paragraph-rsid="00335b10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officeooo:rsid="00348f40" officeooo:paragraph-rsid="00348f40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358bf8" officeooo:paragraph-rsid="00358bf8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36f9d5" officeooo:paragraph-rsid="0036f9d5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2e464c" officeooo:paragraph-rsid="002e464c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fo:font-style="normal" officeooo:rsid="00302606" officeooo:paragraph-rsid="00302606" style:font-size-asian="14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normal" officeooo:rsid="00302606" officeooo:paragraph-rsid="00489e48" style:font-size-asian="14pt" style:font-style-asian="normal" style:font-size-complex="14pt" style:font-style-complex="normal"/>
    </style:style>
    <style:style style:name="P24" style:family="paragraph" style:parent-style-name="Standard">
      <style:text-properties fo:font-size="14pt" fo:font-style="normal" officeooo:rsid="004387e0" officeooo:paragraph-rsid="004387e0" style:font-size-asian="14pt" style:font-style-asian="normal" style:font-size-complex="14pt" style:font-style-complex="normal"/>
    </style:style>
    <style:style style:name="P25" style:family="paragraph" style:parent-style-name="Standard">
      <style:text-properties fo:font-size="14pt" fo:font-style="normal" officeooo:rsid="00489e48" officeooo:paragraph-rsid="00489e48" style:font-size-asian="14pt" style:font-style-asian="normal" style:font-size-complex="14pt" style:font-style-complex="normal"/>
    </style:style>
    <style:style style:name="P26" style:family="paragraph" style:parent-style-name="Standard">
      <style:text-properties fo:font-size="14pt" fo:font-style="normal" officeooo:rsid="004cfd76" officeooo:paragraph-rsid="004cfd76" style:font-size-asian="14pt" style:font-style-asian="normal" style:font-size-complex="14pt" style:font-style-complex="normal"/>
    </style:style>
    <style:style style:name="P27" style:family="paragraph" style:parent-style-name="Standard">
      <style:text-properties fo:font-size="14pt" fo:font-style="normal" officeooo:rsid="004d2821" officeooo:paragraph-rsid="004d2821" style:font-size-asian="14pt" style:font-style-asian="normal" style:font-size-complex="14pt" style:font-style-complex="normal"/>
    </style:style>
    <style:style style:name="P28" style:family="paragraph" style:parent-style-name="Standard">
      <style:text-properties fo:font-size="14pt" fo:font-style="normal" officeooo:rsid="004ec44b" officeooo:paragraph-rsid="004ec44b" style:font-size-asian="14pt" style:font-style-asian="normal" style:font-size-complex="14pt" style:font-style-complex="normal"/>
    </style:style>
    <style:style style:name="P29" style:family="paragraph" style:parent-style-name="Standard">
      <style:text-properties fo:font-size="14pt" fo:font-style="normal" officeooo:rsid="004f9c07" officeooo:paragraph-rsid="004f9c07" style:font-size-asian="14pt" style:font-style-asian="normal" style:font-size-complex="14pt" style:font-style-complex="normal"/>
    </style:style>
    <style:style style:name="P30" style:family="paragraph" style:parent-style-name="Standard">
      <style:text-properties fo:font-size="14pt" fo:font-style="normal" officeooo:rsid="00335b10" officeooo:paragraph-rsid="00335b10" fo:background-color="#ffff00" style:font-size-asian="14pt" style:font-style-asian="normal" style:font-size-complex="14pt" style:font-style-complex="normal"/>
    </style:style>
    <style:style style:name="P31" style:family="paragraph" style:parent-style-name="Standard">
      <style:text-properties fo:font-size="14pt" fo:font-style="normal" officeooo:rsid="0036f9d5" officeooo:paragraph-rsid="0036f9d5" fo:background-color="#ffff00" style:font-size-asian="14pt" style:font-style-asian="normal" style:font-size-complex="14pt" style:font-style-complex="normal"/>
    </style:style>
    <style:style style:name="P32" style:family="paragraph" style:parent-style-name="Standard">
      <style:text-properties fo:font-size="14pt" fo:font-style="normal" officeooo:rsid="002e464c" officeooo:paragraph-rsid="002e464c" fo:background-color="#ffff00" style:font-size-asian="14pt" style:font-style-asian="normal" style:font-size-complex="14pt" style:font-style-complex="normal"/>
    </style:style>
    <style:style style:name="P33" style:family="paragraph" style:parent-style-name="Standard">
      <style:text-properties fo:font-size="14pt" fo:font-style="normal" officeooo:rsid="00302606" officeooo:paragraph-rsid="00302606" fo:background-color="#ffff00" style:font-size-asian="14pt" style:font-style-asian="normal" style:font-size-complex="14pt" style:font-style-complex="normal"/>
    </style:style>
    <style:style style:name="P34" style:family="paragraph" style:parent-style-name="Standard">
      <style:text-properties fo:font-size="14pt" fo:font-style="normal" officeooo:rsid="0038f35d" officeooo:paragraph-rsid="0038f35d" fo:background-color="#ffff00" style:font-size-asian="14pt" style:font-style-asian="normal" style:font-size-complex="14pt" style:font-style-complex="normal"/>
    </style:style>
    <style:style style:name="P35" style:family="paragraph" style:parent-style-name="Standard">
      <style:text-properties fo:font-size="14pt" fo:font-style="normal" officeooo:rsid="003f9749" officeooo:paragraph-rsid="003f9749" fo:background-color="#ffff00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size="14pt" fo:font-style="normal" officeooo:rsid="003f9749" officeooo:paragraph-rsid="003ff0ed" fo:background-color="#ffff00" style:font-size-asian="14pt" style:font-style-asian="normal" style:font-size-complex="14pt" style:font-style-complex="normal"/>
    </style:style>
    <style:style style:name="P37" style:family="paragraph" style:parent-style-name="Standard">
      <style:text-properties fo:font-size="14pt" fo:font-style="normal" officeooo:rsid="00474412" officeooo:paragraph-rsid="00474412" fo:background-color="#66ccff" style:font-size-asian="14pt" style:font-style-asian="normal" style:font-size-complex="14pt" style:font-style-complex="normal"/>
    </style:style>
    <style:style style:name="P38" style:family="paragraph" style:parent-style-name="Standard">
      <style:text-properties fo:font-size="14pt" fo:font-style="normal" officeooo:rsid="00302606" officeooo:paragraph-rsid="00302606" fo:background-color="#66ccff" style:font-size-asian="14pt" style:font-style-asian="normal" style:font-size-complex="14pt" style:font-style-complex="normal"/>
    </style:style>
    <style:style style:name="P39" style:family="paragraph" style:parent-style-name="Standard">
      <style:text-properties fo:font-size="14pt" fo:font-style="normal" officeooo:rsid="004d2821" officeooo:paragraph-rsid="004d2821" fo:background-color="#ffff99" style:font-size-asian="14pt" style:font-style-asian="normal" style:font-size-complex="14pt" style:font-style-complex="normal"/>
    </style:style>
    <style:style style:name="P40" style:family="paragraph" style:parent-style-name="Standard">
      <style:text-properties fo:font-size="12pt" officeooo:rsid="00180ccc" officeooo:paragraph-rsid="00180ccc" style:font-size-asian="12pt" style:font-size-complex="12pt"/>
    </style:style>
    <style:style style:name="P41" style:family="paragraph" style:parent-style-name="Standard">
      <style:text-properties fo:font-size="12pt" officeooo:rsid="001aad7c" officeooo:paragraph-rsid="001aad7c" style:font-size-asian="12pt" style:font-size-complex="12pt"/>
    </style:style>
    <style:style style:name="P42" style:family="paragraph" style:parent-style-name="Standard">
      <style:text-properties fo:font-size="12pt" officeooo:rsid="001c1a26" officeooo:paragraph-rsid="001c1a26" style:font-size-asian="12pt" style:font-size-complex="12pt"/>
    </style:style>
    <style:style style:name="P43" style:family="paragraph" style:parent-style-name="Standard">
      <style:text-properties fo:font-size="12pt" officeooo:rsid="002165bc" officeooo:paragraph-rsid="002165bc" style:font-size-asian="12pt" style:font-size-complex="12pt"/>
    </style:style>
    <style:style style:name="P44" style:family="paragraph" style:parent-style-name="Standard">
      <style:text-properties fo:font-size="12pt" officeooo:rsid="002165bc" officeooo:paragraph-rsid="0023e3f1" style:font-size-asian="12pt" style:font-size-complex="12pt"/>
    </style:style>
    <style:style style:name="P45" style:family="paragraph" style:parent-style-name="Standard">
      <style:text-properties fo:font-size="12pt" officeooo:rsid="002165bc" officeooo:paragraph-rsid="00246fdb" style:font-size-asian="12pt" style:font-size-complex="12pt"/>
    </style:style>
    <style:style style:name="P46" style:family="paragraph" style:parent-style-name="Standard">
      <style:text-properties fo:font-size="12pt" officeooo:rsid="00246fdb" officeooo:paragraph-rsid="00246fdb" style:font-size-asian="12pt" style:font-size-complex="12pt"/>
    </style:style>
    <style:style style:name="P47" style:family="paragraph" style:parent-style-name="Standard">
      <style:text-properties fo:font-size="12pt" officeooo:rsid="0026afa7" officeooo:paragraph-rsid="0026afa7" style:font-size-asian="12pt" style:font-size-complex="12pt"/>
    </style:style>
    <style:style style:name="P48" style:family="paragraph" style:parent-style-name="Standard">
      <style:text-properties fo:font-size="12pt" officeooo:rsid="0027d534" officeooo:paragraph-rsid="0027d534" style:font-size-asian="12pt" style:font-size-complex="12pt"/>
    </style:style>
    <style:style style:name="P49" style:family="paragraph" style:parent-style-name="Standard">
      <style:text-properties fo:font-size="12pt" fo:font-weight="bold" officeooo:rsid="002165bc" officeooo:paragraph-rsid="002165bc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246fdb" officeooo:paragraph-rsid="00246fdb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2619ab" officeooo:paragraph-rsid="002619ab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6afa7" officeooo:paragraph-rsid="0026afa7" style:font-size-asian="12pt" style:font-weight-asian="bold" style:font-size-complex="12pt" style:font-weight-complex="bold"/>
    </style:style>
    <style:style style:name="T1" style:family="text">
      <style:text-properties officeooo:rsid="001923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891"/>
    </style:style>
    <style:style style:name="T4" style:family="text">
      <style:text-properties officeooo:rsid="001fdce5"/>
    </style:style>
    <style:style style:name="T5" style:family="text">
      <style:text-properties officeooo:rsid="0022411e"/>
    </style:style>
    <style:style style:name="T6" style:family="text">
      <style:text-properties officeooo:rsid="0023e3f1"/>
    </style:style>
    <style:style style:name="T7" style:family="text">
      <style:text-properties officeooo:rsid="00246fdb"/>
    </style:style>
    <style:style style:name="T8" style:family="text">
      <style:text-properties officeooo:rsid="002619a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56ee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b5e96" style:font-style-asian="normal" style:font-style-complex="normal"/>
    </style:style>
    <style:style style:name="T14" style:family="text">
      <style:text-properties officeooo:rsid="0031d2a8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3ff0ed"/>
    </style:style>
    <style:style style:name="T17" style:family="text">
      <style:text-properties officeooo:rsid="00456eec"/>
    </style:style>
    <style:style style:name="T18" style:family="text">
      <style:text-properties officeooo:rsid="004d06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pter3. Prior Elicitation</text:p>
      <text:p text:style-name="P7"/>
      <text:p text:style-name="P8">* Expert → <text:span text:style-name="T10">substantial prior knowledge</text:span></text:p>
      <text:p text:style-name="P24">* No Expert → <text:span text:style-name="T10">prior dist.</text:span> may be one which keeps the mathematics simple when operating Bayes’ Theorem, whilst also assuming a large of “infinite” variance for theta. (<text:span text:style-name="T10">vague prior knowledge</text:span>) <text:span text:style-name="T17">Alternatively, a prior which assumes all values of </text:span><text:span text:style-name="T11">theta</text:span><text:span text:style-name="T17"> are equally likely could be used to represent complete </text:span><text:span text:style-name="T11">prior ignorance.</text:span></text:p>
      <text:p text:style-name="P24"/>
      <text:p text:style-name="P37">3.2 Substantial prior knowledge</text:p>
      <text:p text:style-name="P15">Example 3.2 – <text:span text:style-name="T14">Using suggested prior summaries <text:s/>(방법1)</text:span></text:p>
      <text:p text:style-name="P1"><text:span text:style-name="T2">알고 싶은 것</text:span> </text:p>
      <text:p text:style-name="P1"><text:tab/><text:span text:style-name="T9">음악 전문가가 하이든과 모차르트의 음악을 구분할 확률이 p</text:span></text:p>
      <text:p text:style-name="P1"/>
      <text:p text:style-name="P9">사전 지식</text:p>
      <text:p text:style-name="P1"><text:tab/><text:span text:style-name="T9">전문가가 매우 유능하다</text:span></text:p>
      <text:p text:style-name="P40"><text:tab/><text:span text:style-name="T1">prior dist.는 0.95에서 뾰족하고, Pr(p&lt;0.8)은 아주 낮다.</text:span></text:p>
      <text:p text:style-name="P40"/>
      <text:p text:style-name="P40">우리는 여기에 베타 분포(<text:span text:style-name="T1">77,5)를 사용한다. 1)왜 베타 분포를 썼고 2)각 파라미터의 값(77,5)는 어떻게 구했을까?</text:span></text:p>
      <text:p text:style-name="P40"/>
      <text:p text:style-name="P41"><text:span text:style-name="T2">1)</text:span>여기서 p는 확률이고, [0,1] 사이에 있어야 한다. 그리고 베타 분포는 이 범위에서 존재한다.</text:p>
      <text:p text:style-name="P41"><text:span text:style-name="T2">2)</text:span>우리가 아는 사전 지식은 모드(최빈값)이 0.95라는 것이다. 베타 분포의 공식을 사용할 수 있다. → a와 b의 관계식 1개 도출</text:p>
      <text:p text:style-name="P41"><text:span text:style-name="T2">2-2)</text:span>또한 Pr(p&lt;0.8)이 아주 낮다고 하였다. 만약 이 확률이 0.0001이라고 하자. </text:p>
      <text:p text:style-name="P41">즉 베타 분포의 pdf를 0에서 0.8구간까지 적분하면 0.0001이 된다는 뜻이다.</text:p>
      <text:p text:style-name="P41">R을 사용하여 계산해주자.</text:p>
      <text:p text:style-name="P10"><text:tab/></text:p>
      <text:p text:style-name="P2">f=function(b){</text:p>
      <text:p text:style-name="P2"><text:tab/>answer=pbeta(0.8,((19*b)-18),b)-0.0001</text:p>
      <text:p text:style-name="P2"><text:tab/>return(answer)</text:p>
      <text:p text:style-name="P2">}</text:p>
      <text:p text:style-name="P2"/>
      <text:p text:style-name="P2">uniroot(f,lower=1, upper=100)</text:p>
      <text:p text:style-name="P2"/>
      <text:p text:style-name="P2"/>
      <text:p text:style-name="P13">Example 3.3 – Trial roulette method (방법2)</text:p>
      <text:p text:style-name="P11">알고 싶은 것</text:p>
      <text:p text:style-name="P3"><text:tab/><text:span text:style-name="T9">게임을 구매할 고객의 잠재 수 p를 구하고 싶다.</text:span></text:p>
      <text:p text:style-name="P3"/>
      <text:p text:style-name="P11">사전 지식</text:p>
      <text:p text:style-name="P3"><text:tab/><text:span text:style-name="T9">지난 24개월 간 전체 게임에서 비슷한 게임을 산 고객의 비율을 알고 있다.</text:span></text:p>
      <text:p text:style-name="P42"><text:soft-page-break/></text:p>
      <text:p text:style-name="P42">MATCH 프로그램</text:p>
      <text:p text:style-name="P42"><text:tab/><text:span text:style-name="T3">p의 표본공간을 m개의 공간으로 나누고, n개의 칩을 이 공간에 배분한다.</text:span></text:p>
      <text:p text:style-name="P42"><text:tab/>특정 공간에 들어간 칩의 비율은 <text:span text:style-name="T4">p가 그 공간에 있을 확률이다.</text:span></text:p>
      <text:p text:style-name="P42"><text:tab/>이렇게 나누면 <text:span text:style-name="T4">MATCH가 자동적으로 그에 맞는 분포를 정해준다.</text:span></text:p>
      <text:p text:style-name="P42"><text:tab/>분포를 살펴보고 <text:span text:style-name="T5">feedback과 refinement를 한다.</text:span></text:p>
      <text:p text:style-name="P3"/>
      <text:p text:style-name="P3"/>
      <text:p text:style-name="P14">Example3.4 (Bisection method) (방법3)</text:p>
      <text:p text:style-name="P43">이 방법은 p의 가능한 범위를 4개의 작고 균일한 부분으로 나누는 것을 요구한다.</text:p>
      <text:p text:style-name="P43"/>
      <text:p text:style-name="P43"><text:span text:style-name="T2">1.</text:span> 우선 양쪽의 확률이 같도록 범위를 둘로 나눈다. 여기서 전문가의 중위값인 m을 끌어낸다.</text:p>
      <text:p text:style-name="P43"><text:span text:style-name="T2">2</text:span>. 그리고 전문가에게 각 범위를 또 둘로 나누어 2,3분위값을 유도하도록 한다. (각각 l, u라고 부른다.)</text:p>
      <text:p text:style-name="P43"><text:span text:style-name="T2">3</text:span>. 이 4개의 영역으로부터, p의 분포를 구할 수 있다. → MATCH프로그램 사용</text:p>
      <text:p text:style-name="P43"/>
      <text:p text:style-name="P43">구체적인 예로 살펴보자.</text:p>
      <text:p text:style-name="P44">그린랜드의 빙하가 1년에 0~70피트씩 멀어지고 있다고 한다. 우린 이 값을 <text:span text:style-name="T6">p의 </text:span>상한값, 하한값으로 설정할 것이다. 우리는 <text:span text:style-name="T6">Z.I. 빙하의 p값에 대한 prior dist를 알고싶다.</text:span></text:p>
      <text:p text:style-name="P44"><text:s/></text:p>
      <text:p text:style-name="P49">1. <text:span text:style-name="T6">Elicit the expert’s median</text:span></text:p>
      <text:p text:style-name="P45">“<text:span text:style-name="T7">Z.I.빙하는 북쪽에 있어서 그렇게 영향을 많이 받지 않았어요. 그린란드의 다른 빙하들보다는 그 속도가 느릴거에요. 아마 24피트 정도?”</text:span></text:p>
      <text:p text:style-name="P43">“그럼 이 속도가 <text:span text:style-name="T7">[0,24]에 있을 확률과 [24,70]에 있을 확률이 같다는 말이네요?”</text:span></text:p>
      <text:p text:style-name="P43"/>
      <text:p text:style-name="P43">→<text:span text:style-name="T7"> MATCH에서 limit을 설정하고, median slider를 24로 설정한다.</text:span></text:p>
      <text:p text:style-name="P43"/>
      <text:p text:style-name="P50">2. Elicit the expert’s lower quartile</text:p>
      <text:p text:style-name="P46">“빙하가 <text:span text:style-name="T8">24피트씩 후퇴할거라고 말하셨는데, 이 값에 대해 얼마나 확신하시나요? 이것보다 더 낮을 수도 있을까요?”</text:span></text:p>
      <text:p text:style-name="P46">“확실하진 않지만, 이것보다는 훨씬 낮을거에요.”</text:p>
      <text:p text:style-name="P46">“<text:span text:style-name="T8">[0,12] <text:s/>[12,24]중에 뭐가 더 적절해보이나요?” → “당연히 [12,24]에요 ~~”</text:span></text:p>
      <text:p text:style-name="P46">“그럼 <text:span text:style-name="T8">12와 24 사이에, 이 빙하에 어울리는 수치가 있나요?” </text:span></text:p>
      <text:p text:style-name="P46">“중간보다는 좀 더 높아요. 아마 <text:span text:style-name="T8">19피트 정도?”</text:span></text:p>
      <text:p text:style-name="P46"/>
      <text:p text:style-name="P51">2-2. Elicit the expert’s upper quartile</text:p>
      <text:p text:style-name="P47">“30피트 정도가 적당할 것 같아요. 40피트 이상은 정말 드문 경우거든요.”</text:p>
      <text:p text:style-name="P47">→ MATCH에서 quartile값을 수정한다.</text:p>
      <text:p text:style-name="P47"/>
      <text:p text:style-name="P52">4. Reflection</text:p>
      <text:p text:style-name="P47">“값을 이렇게 정하셨는데 적당하나요?”</text:p>
      <text:p text:style-name="P52">5. Fit a parametric dist. to these judgments</text:p>
      <text:p text:style-name="P47"><text:soft-page-break/>MATCH는 Ga(9,0.36) 분포를 추천해주었다. </text:p>
      <text:p text:style-name="P52">6. Feedback and refinement</text:p>
      <text:p text:style-name="P48">이 결과를 전문가에게 보여주자.</text:p>
      <text:p text:style-name="P48">“다 맞는 것 같아요.”</text:p>
      <text:p text:style-name="P48">전문가는 꼬리 부분도 살펴봐야 한다. Feedback Percentiles을 설정해주자. (1,99%값)</text:p>
      <text:p text:style-name="P48">“이 빙하가 48피트나 움직일 확률이 얼마나 되나요?” → “거의 불가능에 가까워요.”</text:p>
      <text:p text:style-name="P48">“이 분포는 이러한 사건이(혹은 더 심각한게) 100년에 한 번 일어난다고 말해주고 있어요. 이 정도면 적당한가요?”</text:p>
      <text:p text:style-name="P48">“네 그런 것 같네요.”</text:p>
      <text:p text:style-name="P4"/>
      <text:p text:style-name="P4"/>
      <text:p text:style-name="P5"><text:span text:style-name="T15">Def.</text:span> </text:p>
      <text:p text:style-name="P5"><text:span text:style-name="T12">prior dist.가 post dist.를 </text:span><text:span text:style-name="T10">dominate </text:span><text:span text:style-name="T12">할 때, </text:span><text:span text:style-name="T10">substantial prior information </text:span><text:span text:style-name="T12">를 갖는다고 표현한다.</text:span></text:p>
      <text:p text:style-name="P21">즉, 사전 지식의 힘이 커서 post dist.에 별 영향을 미치지 못하는 경우다.</text:p>
      <text:p text:style-name="P21"/>
      <text:p text:style-name="P32">difficulties</text:p>
      <text:p text:style-name="P21">1. the intractability of the mathematics in deriving the posterior dist </text:p>
      <text:p text:style-name="P21">2. the practical formulation of the prior dist.</text:p>
      <text:p text:style-name="P6"><text:span text:style-name="T12"><text:tab/>→ 이 </text:span><text:span text:style-name="T13">둘 모두 소프트웨어의 발달로 해결 가</text:span></text:p>
      <text:p text:style-name="P21"/>
      <text:p text:style-name="P21"/>
      <text:p text:style-name="P38">3.3 Limited prior knowledge</text:p>
      <text:p text:style-name="P23">p에 관한 정보가 없을때, 방법은 prior에서 post로 가는 베이즈 모형이 </text:p>
      <text:p text:style-name="P23">수학적으로 직관적인 분포를 고르는 것이다. </text:p>
      <text:p text:style-name="P23">그리고 사용 가능한 사전 정보를 사용하는 것이다.</text:p>
      <text:p text:style-name="P25">1. 이항분포 샘플, prior 베타 → post 베타</text:p>
      <text:p text:style-name="P25">2. 정규분포 샘플, prior 정규 → post 정규</text:p>
      <text:p text:style-name="P25">3. 지수분포 샘플, prior 감마 → post 감마</text:p>
      <text:p text:style-name="P25">이렇게 prior와 post가 같으면 conjugate 하다고 한다.</text:p>
      <text:p text:style-name="P25"/>
      <text:p text:style-name="P33">Def.</text:p>
      <text:p text:style-name="P22">데이터 x가 f(x|p) 분포를 따른다고 하자. <text:s/></text:p>
      <text:p text:style-name="P16">conjugate</text:p>
      <text:p text:style-name="P19">Conjugate prior, a family of prob dist that contains a prior and the posterior dist for a particular likelihood function</text:p>
      <text:p text:style-name="P19">conjugate family depends crucially on the model chosen for the data x.</text:p>
      <text:p text:style-name="P19"/>
      <text:p text:style-name="P29"/>
      <text:p text:style-name="P19"/>
      <text:p text:style-name="P30"><text:soft-page-break/>3.4 Vague prior knowledge / Prior Ignorance</text:p>
      <text:p text:style-name="P17">p에 관한 정보가 없더라도, 베이즈 정리를 사용하기 위해 반드시 prior dist.를 정해야 한다.</text:p>
      <text:p text:style-name="P17">분명히, 특정한 값에 집중되지 않은 분포를 고르는 게 현명하다. 특히, p에 대한 대부분의 정보는 데이터를 통해 post dist.에 전달될 것이다.</text:p>
      <text:p text:style-name="P17"/>
      <text:p text:style-name="P18">우리는 x에 대한 모델에 conjugate하고 무한의 variance를 가지는 prior dist.를 사용함으로써 vague prior knowledge를 표현한다. </text:p>
      <text:p text:style-name="P18"/>
      <text:p text:style-name="P19"/>
      <text:p text:style-name="P31">Prior Ignorance</text:p>
      <text:p text:style-name="P20">정보가 없는 경우, “all values of p are equally likely”라는 개념을 적용한다.</text:p>
      <text:p text:style-name="P20">만약 p가 이산 확률 변수이고, m개의 가능한 결과값이 있다면, 각 값에 1/m의 값을 할당할 것이다.</text:p>
      <text:p text:style-name="P20">하지만 p가 연속이라면, 제한해주는 인자들이 필요하다. </text:p>
      <text:p text:style-name="P20">p가 a와 b 사이의 값을 가질 수 있다고 가정하자. (-극한 &lt; a <text:s/>&lt; b &lt; +극한)</text:p>
      <text:p text:style-name="P20">p의 가능한 값들을 계산해보면 Uniform(a,b)분포의 형태를 띤다.</text:p>
      <text:p text:style-name="P20">하지만 이 공간이 유한하지 않다면 이렇게 할 수 없다. U(-극한,+극한)같은 분포는 없기 때문이다. 관례적으로 “부적절한” uniform prior dist를 사용한다.</text:p>
      <text:p text:style-name="P20">prior dist(파이(p)) = constant</text:p>
      <text:p text:style-name="P26">하지만 이 분포는 수렴하지 않는 적분이고, 합이 1도 아니다.</text:p>
      <text:p text:style-name="P26">(theta가 양의값을 가져도 마찬가지, 0&lt;theta&lt; infi)</text:p>
      <text:p text:style-name="P26"/>
      <text:p text:style-name="P26">따라서 파이의 분포 = <text:span text:style-name="T10">constant</text:span></text:p>
      <text:p text:style-name="P26"/>
      <text:p text:style-name="P26">결국 <text:span text:style-name="T18">Ignorance를 표현할 방법이 없는데, Jeffrey 분포라고 표현하기로 한다.</text:span></text:p>
      <text:p text:style-name="P27"/>
      <text:p text:style-name="P39">Jeffreys prior</text:p>
      <text:p text:style-name="P28">Jeffreys prior is a non-informative prior distribution for a parameter space; it is proportional to the square root of the determinant of the Fisher information matrix.</text:p>
      <text:p text:style-name="P28"/>
      <text:p text:style-name="P20"/>
      <text:p text:style-name="P34">3.5 Asymptotic posterior distribution (점근선 ~)</text:p>
      <text:p text:style-name="P35">중심극한정리(CLT)의 원리를 posterior dist.에도 적용한다.</text:p>
      <text:p text:style-name="P36"><text:tab/></text:p>
      <text:p text:style-name="P36">→ 이 결과는 <text:span text:style-name="T16">n이 클 경우, posterior dist.에 적절한 근사를 하게 해준다.</text:span></text:p>
      <text:p text:style-name="P36"><text:soft-page-break/>→ 관측된 정보는 <text:span text:style-name="T16">Fisher’s information과 비슷하다. 사실 Fisher’s Info는 관측된 정보의 기대값이다.</text:span></text:p>
      <text:p text:style-name="P36">→<text:span text:style-name="T16"> 이 결과는 빈도론자들의 maximum likelihood estimator와 비슷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3:44:22.774609405</meta:creation-date>
    <dc:date>2017-09-20T13:30:03.559678492</dc:date>
    <meta:editing-duration>PT2H15M43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5" meta:paragraph-count="108" meta:word-count="2083" meta:character-count="4529" meta:non-whitespace-character-count="3718"/>
  </office:meta>
</office:document-meta>
</file>